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0f75" officeooo:paragraph-rsid="000a0f75"/>
    </style:style>
    <style:style style:name="T1" style:family="text">
      <style:text-properties officeooo:rsid="000b4355"/>
    </style:style>
    <style:style style:name="T2" style:family="text">
      <style:text-properties officeooo:rsid="000d3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 effective support of colleges, </text:span>leaders in higher education <text:span text:style-name="T2">need at least four</text:span> characteristics: 1) the ability to gain <text:span text:style-name="T2">faculty </text:span>trust and respect, 2) <text:span text:style-name="T2">the experience to </text:span>possess a clear understanding of the culture and vision of the college, 3) <text:span text:style-name="T2">the skills to </text:span>e<text:span text:style-name="T1">ff</text:span>ectively communicate the <text:span text:style-name="T2">college </text:span>vision, and 4) the capacity to <text:span text:style-name="T1">work collaboratily with others within the </text:span>organization. <text:span text:style-name="T2">I</text:span>t is imperative <text:span text:style-name="T2">for an academic leader </text:span>to understand <text:span text:style-name="T1">and respect </text:span>the culture of the college, <text:span text:style-name="T1">which enttails d</text:span>eveloping and nurturing internal and external relationships with important constituencies, and having a respect for shared governance and faculty ownership of the curriculum. Finally, academic leaders will gain respect through exhibiting a passi<text:span text:style-name="T1">on</text:span> on for his/her own learning and <text:span text:style-name="T1"><text:s/>developing structures <text:s/>for college employees to openly share ideas and work collaborativel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05:43.089000000</meta:creation-date>
    <dc:date>2013-10-14T14:49:00.732000000</dc:date>
    <meta:editing-duration>PT11M37S</meta:editing-duration>
    <meta:editing-cycles>1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" meta:word-count="129" meta:character-count="865" meta:non-whitespace-character-count="735"/>
  </office:meta>
</office:document-meta>
</file>